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9000000D3E22252F103EAADB6.png" manifest:media-type="image/png"/>
  <manifest:file-entry manifest:full-path="Pictures/10000201000003AC0000016C3ED881B597B25139.png" manifest:media-type="image/png"/>
  <manifest:file-entry manifest:full-path="Pictures/10000201000003B0000001E42C00DD763AD5E7AB.png" manifest:media-type="image/png"/>
  <manifest:file-entry manifest:full-path="Pictures/10000201000003A3000001048FC2C42571C3C3A4.png" manifest:media-type="image/png"/>
  <manifest:file-entry manifest:full-path="Pictures/10000201000003CD000001229376012131BA22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e6a" officeooo:paragraph-rsid="0004ae6a"/>
    </style:style>
    <style:style style:name="P2" style:family="paragraph" style:parent-style-name="Standard">
      <style:text-properties officeooo:paragraph-rsid="0004ae6a"/>
    </style:style>
    <style:style style:name="T1" style:family="text">
      <style:text-properties officeooo:rsid="0004ae6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6.6929in" svg:height="1.9945in" draw:z-index="0"><draw:image xlink:href="Pictures/10000201000003CD000001229376012131BA22B0.png" xlink:type="simple" xlink:show="embed" xlink:actuate="onLoad" loext:mime-type="image/png"/></draw:frame><draw:frame draw:style-name="fr2" draw:name="Image2" text:anchor-type="char" svg:x="0in" svg:y="1.9937in" svg:width="6.6929in" svg:height="1.8689in" draw:z-index="1"><draw:image xlink:href="Pictures/10000201000003A3000001048FC2C42571C3C3A4.png" xlink:type="simple" xlink:show="embed" xlink:actuate="onLoad" loext:mime-type="image/png"/></draw:frame><draw:frame draw:style-name="fr2" draw:name="Image3" text:anchor-type="char" svg:x="0in" svg:y="3.8618in" svg:width="6.6929in" svg:height="3.4311in" draw:z-index="2"><draw:image xlink:href="Pictures/10000201000003B0000001E42C00DD763AD5E7AB.png" xlink:type="simple" xlink:show="embed" xlink:actuate="onLoad" loext:mime-type="image/png"/></draw:frame><draw:frame draw:style-name="fr2" draw:name="Image4" text:anchor-type="char" svg:x="0in" svg:y="7.2925in" svg:width="6.6929in" svg:height="2.5917in" draw:z-index="3"><draw:image xlink:href="Pictures/10000201000003AC0000016C3ED881B597B25139.png" xlink:type="simple" xlink:show="embed" xlink:actuate="onLoad" loext:mime-type="image/png"/></draw:frame><text:span text:style-name="T1"><text:s/></text:span></text:p>
      <text:p text:style-name="P1"><draw:frame draw:style-name="fr1" draw:name="Image5" text:anchor-type="char" svg:width="6.6929in" svg:height="1.5335in" draw:z-index="4"><draw:image xlink:href="Pictures/1000020100000399000000D3E22252F103EAADB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20:27:43.784329498</meta:creation-date>
    <dc:date>2020-11-04T20:31:10.822963210</dc:date>
    <meta:editing-duration>PT3M27S</meta:editing-duration>
    <meta:editing-cycles>1</meta:editing-cycles>
    <meta:document-statistic meta:table-count="0" meta:image-count="5" meta:object-count="0" meta:page-count="2" meta:paragraph-count="1" meta:word-count="0" meta:character-count="1" meta:non-whitespace-character-count="0"/>
    <meta:generator>LibreOffice/6.4.6.2$Linux_X86_64 LibreOffice_project/40$Build-2</meta:generator>
  </office:meta>
</office:document-meta>
</file>